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4be884"/>
    </style:style>
    <style:style style:name="P2" style:family="paragraph" style:parent-style-name="Standard">
      <style:paragraph-properties fo:text-align="start" style:justify-single-word="false"/>
      <style:text-properties officeooo:paragraph-rsid="0056518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4be88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42bd9" officeooo:paragraph-rsid="004be88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5e24e" officeooo:paragraph-rsid="004be88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442e" officeooo:paragraph-rsid="005ab47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65a42c" officeooo:paragraph-rsid="00564595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6518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6518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54cbd" officeooo:paragraph-rsid="004be88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9984" officeooo:paragraph-rsid="0059998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14b63" officeooo:paragraph-rsid="00514b6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99984" officeooo:paragraph-rsid="0059998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DejaVu Sans Condensed" fo:font-size="12pt" fo:font-style="normal" fo:font-weight="bold" officeooo:rsid="005b4ac7" officeooo:paragraph-rsid="005b4ac7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c9211e" loext:opacity="100%" style:font-name="DejaVu Sans Condensed" fo:font-size="12pt" fo:font-style="normal" fo:font-weight="bold" officeooo:rsid="00571aa6" officeooo:paragraph-rsid="005b4ac7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5e24e" officeooo:paragraph-rsid="004be884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5e24e" officeooo:paragraph-rsid="004be884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67f08" officeooo:paragraph-rsid="004be884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b4ac7" officeooo:paragraph-rsid="005b4ac7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71aa6" officeooo:paragraph-rsid="004be884" style:font-size-asian="12pt" style:font-weight-asian="normal" style:font-size-complex="12pt" style:font-weight-complex="normal"/>
    </style:style>
    <style:style style:name="P21" style:family="paragraph" style:parent-style-name="Standard" style:list-style-name="L11">
      <style:paragraph-properties fo:text-align="start" style:justify-single-word="false"/>
      <style:text-properties style:font-name="DejaVu Sans Condensed" officeooo:paragraph-rsid="005ab47e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4be884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4be884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527336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4be884"/>
    </style:style>
    <style:style style:name="P26" style:family="paragraph" style:parent-style-name="Standard" style:list-style-name="L5">
      <style:paragraph-properties fo:text-align="start" style:justify-single-word="false"/>
      <style:text-properties officeooo:paragraph-rsid="004ec5ad"/>
    </style:style>
    <style:style style:name="P27" style:family="paragraph" style:parent-style-name="Standard" style:list-style-name="L6">
      <style:paragraph-properties fo:text-align="start" style:justify-single-word="false"/>
      <style:text-properties officeooo:paragraph-rsid="004be884"/>
    </style:style>
    <style:style style:name="P28" style:family="paragraph" style:parent-style-name="Standard" style:list-style-name="L7">
      <style:paragraph-properties fo:text-align="start" style:justify-single-word="false"/>
      <style:text-properties officeooo:paragraph-rsid="004be884"/>
    </style:style>
    <style:style style:name="P29" style:family="paragraph" style:parent-style-name="Standard" style:list-style-name="L3">
      <style:paragraph-properties fo:text-align="start" style:justify-single-word="false"/>
      <style:text-properties officeooo:rsid="0055e24e" officeooo:paragraph-rsid="004be884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55e24e" officeooo:paragraph-rsid="004f9a0b"/>
    </style:style>
    <style:style style:name="P31" style:family="paragraph" style:parent-style-name="Standard" style:list-style-name="L5">
      <style:paragraph-properties fo:text-align="start" style:justify-single-word="false"/>
      <style:text-properties officeooo:rsid="0055e24e" officeooo:paragraph-rsid="004be884"/>
    </style:style>
    <style:style style:name="P32" style:family="paragraph" style:parent-style-name="Standard" style:list-style-name="L7">
      <style:paragraph-properties fo:text-align="start" style:justify-single-word="false"/>
      <style:text-properties officeooo:rsid="00567f08" officeooo:paragraph-rsid="004be884"/>
    </style:style>
    <style:style style:name="P33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4b63" officeooo:paragraph-rsid="00514b63" style:font-size-asian="12pt" style:font-weight-asian="normal" style:font-size-complex="12pt" style:font-weight-complex="normal"/>
    </style:style>
    <style:style style:name="P34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7a1c" officeooo:paragraph-rsid="005a7a1c" style:font-size-asian="12pt" style:font-weight-asian="normal" style:font-size-complex="12pt" style:font-weight-complex="normal"/>
    </style:style>
    <style:style style:name="P35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9984" officeooo:paragraph-rsid="00599984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be142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03f0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2fd27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42bd9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67f08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f0e96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ec5ad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f9a0b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79eff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5b4ac7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a08d0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be142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03f01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67f08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71aa6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be884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f9a0b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20572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27336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58d3f0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" fo:font-size="12pt" fo:font-style="normal" fo:font-weight="normal" officeooo:rsid="0055e24e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" fo:font-size="12pt" fo:font-style="normal" fo:font-weight="normal" officeooo:rsid="00571aa6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DejaVu Sans Condensed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55e24e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DejaVu Sans Condensed" fo:font-size="12pt" fo:font-style="normal" fo:font-weight="bold" officeooo:rsid="00571aa6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35db3e"/>
    </style:style>
    <style:style style:name="T39" style:family="text">
      <style:text-properties officeooo:rsid="00599984"/>
    </style:style>
    <style:style style:name="T40" style:family="text">
      <style:text-properties officeooo:rsid="00254cbd"/>
    </style:style>
    <style:style style:name="T41" style:family="text">
      <style:text-properties officeooo:rsid="0025442e"/>
    </style:style>
    <style:style style:name="T42" style:family="text">
      <style:text-properties officeooo:rsid="0059bc1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38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E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2"><text:span text:style-name="T18">5</text:span><text:span text:style-name="T19">0</text:span><text:span text:style-name="T20">2</text:span><text:span text:style-name="T17"> - </text:span><text:span text:style-name="T15">A/G</text:span><text:span text:style-name="T16"> -</text:span><text:span text:style-name="T21"> </text:span><text:span text:style-name="T30">APKWS</text:span></text:p>
      <text:p text:style-name="P7"/>
      <text:p text:style-name="P14">IMPORTANT: Do not set weapons to use laser codes 17xx. <text:s/>The A-10C and A-10C II cannot lase with 17xx, only 1688 or below.</text:p>
      <text:p text:style-name="P7"/>
      <text:p text:style-name="P13">APKWS</text:p>
      <text:list text:style-name="L10">
        <text:list-item>
          <text:p text:style-name="P35">Set laser code for rockets on the ground in rearming screen.</text:p>
        </text:list-item>
        <text:list-item>
          <text:p text:style-name="P35">more TODO...</text:p>
        </text:list-item>
      </text:list>
      <text:p text:style-name="P11"/>
      <text:p text:style-name="P6">Valid laser codes:</text:p>
      <text:list text:style-name="L11">
        <text:list-item>
          <text:p text:style-name="P21"><text:span text:style-name="T40">Format is ABCC, A=1, B=1-7, C=1-8, never</text:span><text:span text:style-name="T41"> 0 or 9. <text:s/></text:span><text:span text:style-name="T40">Range should be 1111 to 1788. <text:s/></text:span><text:span text:style-name="T42">However the A-10C and A-10C II cannot </text:span><text:span text:style-name="T40">set B=7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1T22:32:36.785000000</dc:date>
    <meta:editing-duration>P1DT14H56S</meta:editing-duration>
    <meta:editing-cycles>7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3" meta:word-count="91" meta:character-count="431" meta:non-whitespace-character-count="353"/>
  </office:meta>
</office:document-meta>
</file>